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体" svg:font-family="游ゴシック体" style:font-family-generic="system" style:font-pitch="variable"/>
    <style:font-face style:name="游明朝体" svg:font-family="游明朝体" style:font-family-generic="roman" style:font-pitch="variable"/>
    <style:font-face style:name="游明朝体1" svg:font-family="游明朝体"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標準-subtitle">
      <style:graphic-properties draw:fill-color="#ffffff" fo:min-height="12.19cm" loext:decorative="false"/>
      <style:paragraph-properties style:writing-mode="lr-tb"/>
    </style:style>
    <style:style style:name="pr2" style:family="presentation" style:parent-style-name="標準-notes">
      <style:graphic-properties draw:fill-color="#ffffff" fo:min-height="13.364cm" loext:decorative="false"/>
      <style:paragraph-properties style:writing-mode="lr-tb"/>
    </style:style>
    <style:style style:name="pr3" style:family="presentation" style:parent-style-name="標準-title">
      <style:graphic-properties fo:min-height="2.629cm" loext:decorative="false"/>
      <style:paragraph-properties style:writing-mode="lr-tb"/>
    </style:style>
    <style:style style:name="pr4" style:family="presentation" style:parent-style-name="標準-outline1">
      <style:graphic-properties fo:min-height="8.884cm" loext:decorative="false"/>
      <style:paragraph-properties style:writing-mode="lr-tb"/>
    </style:style>
    <style:style style:name="pr5" style:family="presentation" style:parent-style-name="標準-outline1">
      <style:graphic-properties draw:textarea-vertical-align="top" fo:min-height="8.884cm" loext:decorative="false"/>
      <style:paragraph-properties style:writing-mode="lr-tb"/>
    </style:style>
    <style:style style:name="P1" style:family="paragraph">
      <style:paragraph-properties fo:margin-left="0cm" fo:margin-right="0cm" fo:margin-top="0.3cm" fo:margin-bottom="0.3cm" fo:text-align="center"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游ゴシック体"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P2" style:family="paragraph">
      <loext:graphic-properties draw:fill-color="#ffffff"/>
    </style:style>
    <style:style style:name="P3" style:family="paragraph">
      <style:text-properties fo:font-size="40pt" style:font-size-asian="40pt" style:font-size-complex="40pt"/>
    </style:style>
    <style:style style:name="P4" style:family="paragraph">
      <style:paragraph-properties fo:text-align="center"/>
      <style:text-properties fo:font-size="48pt" style:font-size-asian="48pt" style:font-size-complex="48pt"/>
    </style:style>
    <style:style style:name="P5" style:family="paragraph">
      <style:text-properties fo:font-size="48pt" style:font-size-asian="48pt" style:font-size-complex="48pt"/>
    </style:style>
    <style:style style:name="P6" style:family="paragraph">
      <style:text-properties fo:font-size="26pt" style:font-size-asian="26pt" style:font-size-complex="26pt"/>
    </style:style>
    <style:style style:name="P7" style:family="paragraph">
      <style:paragraph-properties fo:text-align="center"/>
      <style:text-properties fo:font-size="26pt" style:font-size-asian="26pt" style:font-size-complex="26pt"/>
    </style:style>
    <style:style style:name="P8" style:family="paragraph">
      <style:text-properties fo:font-size="28pt" style:font-size-asian="28pt" style:font-size-complex="28pt"/>
    </style:style>
    <style:style style:name="P9" style:family="paragraph">
      <style:paragraph-properties fo:text-align="center"/>
    </style:style>
    <style:style style:name="P10" style:family="paragraph">
      <style:text-properties fo:font-size="22pt" style:font-size-asian="22pt" style:font-size-complex="22pt"/>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ize="40pt" style:font-size-asian="40pt" style:font-size-complex="40pt"/>
    </style:style>
    <style:style style:name="T4" style:family="text">
      <style:text-properties fo:font-size="18pt" style:font-size-asian="18pt" style:font-size-complex="18pt"/>
    </style:style>
    <style:style style:name="T5" style:family="text">
      <style:text-properties fo:font-size="14pt" style:font-size-asian="14pt" style:font-size-complex="14pt"/>
    </style:style>
    <style:style style:name="T6" style:family="text">
      <style:text-properties fo:font-size="28pt" style:font-size-asian="28pt" style:font-size-complex="28pt"/>
    </style:style>
    <style:style style:name="T7" style:family="text">
      <style:text-properties fo:font-size="22pt" style:font-size-asian="22pt" style:font-size-complex="22pt"/>
    </style:style>
    <style:style style:name="T8" style:family="text">
      <style:text-properties fo:font-size="48pt" style:font-size-asian="48pt" style:font-size-complex="48pt"/>
    </style:style>
    <style:style style:name="T9"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presentation:style-name="pr1" draw:text-style-name="P2" draw:layer="layout" svg:width="25.199cm" svg:height="12.19cm" svg:x="1.4cm" svg:y="1.31cm" presentation:class="subtitle" presentation:user-transformed="true">
          <draw:text-box>
            <text:p text:style-name="P1">自分のOSを書くために現時点まで得た知識</text:p>
            <text:p text:style-name="P1"><text:span text:style-name="T1">第</text:span><text:span text:style-name="T1">35</text:span><text:span text:style-name="T1">回 自作</text:span><text:span text:style-name="T1">OS</text:span><text:span text:style-name="T1">もくもく会オンライン </text:span><text:span text:style-name="T1">(2023/09/23)</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3" draw:layer="layout" svg:width="25.199cm" svg:height="2.629cm" svg:x="1.4cm" svg:y="0.628cm" presentation:class="title">
          <draw:text-box>
            <text:p>簡単な自己紹介</text:p>
          </draw:text-box>
        </draw:frame>
        <draw:frame presentation:style-name="pr4" draw:layer="layout" svg:width="25.199cm" svg:height="9.134cm" svg:x="1.4cm" svg:y="3.685cm" presentation:class="outline">
          <draw:text-box>
            <text:list text:style-name="L3">
              <text:list-item>
                <text:p>ささきまりか</text:p>
                <text:list>
                  <text:list-item>
                    <text:p>30日でできる! OS自作入門の読者</text:p>
                  </text:list-item>
                  <text:list-item>
                    <text:p>OS-Wiki(http://oswiki.osask.jp)なども読みあさっていた</text:p>
                  </text:list-item>
                  <text:list-item>
                    <text:p>かつて様々なLinuxディストロをインストールしては試して来た(BSDやPlan9も試した)</text:p>
                    <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3" draw:layer="layout" svg:width="25.199cm" svg:height="2.629cm" svg:x="1.4cm" svg:y="0.628cm" presentation:class="title">
          <draw:text-box>
            <text:p>何作ってきたか</text:p>
          </draw:text-box>
        </draw:frame>
        <draw:frame presentation:style-name="pr4" draw:layer="layout" svg:width="25.199cm" svg:height="9.134cm" svg:x="1.4cm" svg:y="3.685cm" presentation:class="outline" presentation:user-transformed="true">
          <draw:text-box>
            <text:list text:style-name="L3">
              <text:list-item>
                <text:p>完全静的リンクなLinuxディストロ自作</text:p>
                <text:list>
                  <text:list-item>
                    <text:p><text:span text:style-name="T2">suckless.org </text:span><text:span text:style-name="T2">に影響された</text:span></text:p>
                  </text:list-item>
                  <text:list-item>
                    <text:p><text:span text:style-name="T2">musl(C</text:span><text:span text:style-name="T2">ライブラリ</text:span><text:span text:style-name="T2">)</text:span><text:span text:style-name="T2">で作ったのか、</text:span><text:span text:style-name="T2">man</text:span><text:span text:style-name="T2">がビルドできずスクリプトで自作</text:span></text:p>
                  </text:list-item>
                </text:list>
              </text:list-item>
              <text:list-item>
                <text:p>VGAを直接叩くアセンブリコード</text:p>
                <text:list>
                  <text:list-item>
                    <text:p><text:span text:style-name="T2">ed</text:span><text:span text:style-name="T2">の誤操作で消えてしまった</text:span><text:span text:style-name="T2">(git</text:span><text:span text:style-name="T2">で管理していれば…</text:span><text:span text:style-name="T2">)</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3" draw:layer="layout" svg:width="25.199cm" svg:height="2.629cm" svg:x="1.4cm" svg:y="0.628cm" presentation:class="title">
          <draw:text-box>
            <text:p>何作ってきたか</text:p>
          </draw:text-box>
        </draw:frame>
        <draw:frame presentation:style-name="pr4" draw:layer="layout" svg:width="25.199cm" svg:height="9.134cm" svg:x="1.4cm" svg:y="3.685cm" presentation:class="outline" presentation:user-transformed="true">
          <draw:text-box>
            <text:list text:style-name="L3">
              <text:list-item>
                <text:p><text:span text:style-name="T2">CPU</text:span><text:span text:style-name="T2">命令セット</text:span><text:span text:style-name="T2">(</text:span><text:span text:style-name="T2">未完成、</text:span><text:span text:style-name="T2">ALU</text:span><text:span text:style-name="T2">や</text:span><text:span text:style-name="T2">CU</text:span><text:span text:style-name="T2">の仕様がまだ</text:span><text:span text:style-name="T2">)</text:span></text:p>
                <text:list>
                  <text:list-item>
                    <text:p><text:span text:style-name="T1">https://gist.github.com/ricchando/92c2ec8581921642c097c529566d8f24</text:span></text:p>
                  </text:list-item>
                </text:list>
              </text:list-item>
            </text:list>
          </draw:text-box>
        </draw:frame>
        <presentation:notes draw:style-name="dp1">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3" draw:text-style-name="P3" draw:layer="layout" svg:width="25.199cm" svg:height="2.629cm" svg:x="1.4cm" svg:y="0.628cm" presentation:class="title" presentation:user-transformed="true">
          <draw:text-box>
            <text:p text:style-name="P3"><text:span text:style-name="T3">なぜ</text:span><text:span text:style-name="T3">OS</text:span><text:span text:style-name="T3">自作にすすもうと思ったのか</text:span></text:p>
          </draw:text-box>
        </draw:frame>
        <draw:frame presentation:style-name="pr4" draw:layer="layout" svg:width="25.199cm" svg:height="9.134cm" svg:x="1.4cm" svg:y="3.685cm" presentation:class="outline">
          <draw:text-box>
            <text:list text:style-name="L3">
              <text:list-item>
                <text:p>初めはPlan9との出会いだった</text:p>
                <text:list>
                  <text:list-item>
                    <text:p><text:span text:style-name="T2">Linux</text:span><text:span text:style-name="T2">より使いやすいじゃない</text:span><text:span text:style-name="T2">!</text:span></text:p>
                    <text:list>
                      <text:list-item>
                        <text:p><text:span text:style-name="T4">Linux</text:span><text:span text:style-name="T4">は</text:span><text:span text:style-name="T4">(</text:span><text:span text:style-name="T4">特に</text:span><text:span text:style-name="T4">Ubuntu</text:span><text:span text:style-name="T4">は</text:span><text:span text:style-name="T4">)</text:span><text:span text:style-name="T4">初心者向けの配慮が逆に単純なタスクすらめんどくさくなっている。</text:span></text:p>
                      </text:list-item>
                      <text:list-item>
                        <text:p><text:span text:style-name="T4">最近の</text:span><text:span text:style-name="T4">OS</text:span><text:span text:style-name="T4">にありがちなレイヤーにレイヤーを重ねて重くなるなんてことない</text:span></text:p>
                        <text:list>
                          <text:list-item>
                            <text:p><text:span text:style-name="T5">(</text:span><text:span text:style-name="T5">ブラウザーも余計な</text:span><text:span text:style-name="T5">javascript</text:span><text:span text:style-name="T5">がなくてシンプル</text:span><text:span text:style-name="T5">)</text:span></text:p>
                          </text:list-item>
                        </text:list>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3" draw:text-style-name="P3" draw:layer="layout" svg:width="25.199cm" svg:height="2.629cm" svg:x="1.4cm" svg:y="0.628cm" presentation:class="title" presentation:user-transformed="true">
          <draw:text-box>
            <text:p text:style-name="P3"><text:span text:style-name="T3">なぜ</text:span><text:span text:style-name="T3">OS</text:span><text:span text:style-name="T3">自作にすすもうと思ったのか</text:span></text:p>
          </draw:text-box>
        </draw:frame>
        <draw:frame presentation:style-name="pr4" draw:layer="layout" svg:width="25.199cm" svg:height="9.134cm" svg:x="1.4cm" svg:y="3.685cm" presentation:class="outline">
          <draw:text-box>
            <text:list text:style-name="L3">
              <text:list-item>
                <text:p><text:span text:style-name="T6">シェルスクリプト書きやすい</text:span><text:span text:style-name="T6">!</text:span></text:p>
                <text:list>
                  <text:list-item>
                    <text:p><text:span text:style-name="T7">rc(Plan9</text:span><text:span text:style-name="T7">のシェル</text:span><text:span text:style-name="T7">)</text:span><text:span text:style-name="T7">は</text:span><text:span text:style-name="T7">csh</text:span><text:span text:style-name="T7">より</text:span><text:span text:style-name="T7">C</text:span><text:span text:style-name="T7">っぽく、ありがちな欠陥もない</text:span><text:span text:style-name="T7">!</text:span></text:p>
                  </text:list-item>
                  <text:list-item>
                    <text:p><text:span text:style-name="T7">unix</text:span><text:span text:style-name="T7">ではないので互換性を気にする必要がない</text:span></text:p>
                    <text:list>
                      <text:list-item>
                        <text:p><text:span text:style-name="T4">あれ</text:span><text:span text:style-name="T4">?</text:span><text:span text:style-name="T4">アプリやディストロより</text:span><text:span text:style-name="T4">OS</text:span><text:span text:style-name="T4">そのものが悪いのではと気づいた</text:span></text:p>
                      </text:list-item>
                    </text:list>
                  </text:list-item>
                </text:list>
              </text:list-item>
              <text:list-item>
                <text:p><text:span text:style-name="T6">C</text:span><text:span text:style-name="T6">の開発しやすい</text:span><text:span text:style-name="T6">!make</text:span><text:span text:style-name="T6">も改良されている</text:span><text:span text:style-name="T6">!</text:span></text:p>
                <text:list>
                  <text:list-item>
                    <text:p><text:span text:style-name="T7">C</text:span><text:span text:style-name="T7">言語を</text:span><text:span text:style-name="T7">Plan9</text:span><text:span text:style-name="T7">で学んだ。理解がかなり進んだ。</text:span></text:p>
                  </text:list-item>
                  <text:list-item>
                    <text:p><text:span text:style-name="T7">と、同時に難しいと思っている理由って…</text:span></text:p>
                  </text:list-item>
                </text:list>
              </text:list-item>
            </text:list>
          </draw:text-box>
        </draw:frame>
        <presentation:notes draw:style-name="dp1">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3" draw:text-style-name="P3" draw:layer="layout" svg:width="25.199cm" svg:height="2.629cm" svg:x="1.4cm" svg:y="0.628cm" presentation:class="title" presentation:user-transformed="true">
          <draw:text-box>
            <text:p text:style-name="P3"><text:span text:style-name="T3">なぜ</text:span><text:span text:style-name="T3">OS</text:span><text:span text:style-name="T3">自作にすすもうと思ったのか</text:span></text:p>
          </draw:text-box>
        </draw:frame>
        <draw:frame presentation:style-name="pr4" draw:layer="layout" svg:width="25.199cm" svg:height="9.134cm" svg:x="1.4cm" svg:y="3.685cm" presentation:class="outline">
          <draw:text-box>
            <text:list text:style-name="L3">
              <text:list-item>
                <text:p><text:span text:style-name="T6">ほかにも</text:span><text:span text:style-name="T6">Troff</text:span><text:span text:style-name="T6">が日本語対応できているとかあるが…</text:span></text:p>
              </text:list-item>
              <text:list-item>
                <text:p><text:span text:style-name="T6">今の</text:span><text:span text:style-name="T6">OS</text:span><text:span text:style-name="T6">って、なんでこんなに使いにくいの</text:span><text:span text:style-name="T6">?</text:span></text:p>
              </text:list-item>
              <text:list-item>
                <text:p><text:span text:style-name="T6">だったら、自分で使いやすい</text:span><text:span text:style-name="T6">OS</text:span><text:span text:style-name="T6">を作れないか</text:span><text:span text:style-name="T6">?</text:span></text:p>
              </text:list-item>
              <text:list-item>
                <text:p><text:span text:style-name="T6">それを以って、誰かが気づいてもらえたら。</text:span></text:p>
              </text:list-item>
            </text:list>
          </draw:text-box>
        </draw:frame>
        <presentation:notes draw:style-name="dp1">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3" draw:layer="layout" svg:width="25.199cm" svg:height="2.629cm" svg:x="1.4cm" svg:y="0.628cm" presentation:class="title">
          <draw:text-box>
            <text:p>学んできてどうだったか</text:p>
          </draw:text-box>
        </draw:frame>
        <draw:frame presentation:style-name="pr4" draw:layer="layout" svg:width="25.199cm" svg:height="9.134cm" svg:x="1.4cm" svg:y="3.685cm" presentation:class="outline">
          <draw:text-box>
            <text:list text:style-name="L3">
              <text:list-item>
                <text:p><text:span text:style-name="T6">たしかに今の</text:span><text:span text:style-name="T6">OS</text:span><text:span text:style-name="T6">が「うまくできている」ことは理解できた</text:span></text:p>
              </text:list-item>
              <text:list-item>
                <text:p><text:span text:style-name="T6">すべてのユーザがエキスパートとは限らない</text:span></text:p>
              </text:list-item>
              <text:list-item>
                <text:p><text:span text:style-name="T6">利害関係だって様々</text:span></text:p>
                <text:list>
                  <text:list-item>
                    <text:p>でも納得はしていない。もっと他の道があったのではというのは今でも多く感じている。</text:p>
                  </text:list-item>
                  <text:list-item>
                    <text:p>特に冗長な設定ファイル、長い待ち時間</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3" draw:layer="layout" svg:width="25.199cm" svg:height="2.629cm" svg:x="1.4cm" svg:y="0.628cm" presentation:class="title">
          <draw:text-box>
            <text:p>1.はじめに</text:p>
          </draw:text-box>
        </draw:frame>
        <draw:frame presentation:style-name="pr4" draw:text-style-name="P5" draw:layer="layout" svg:width="25cm" svg:height="4.815cm" svg:x="1cm" svg:y="6.5cm" presentation:class="outline" presentation:user-transformed="true">
          <draw:text-box>
            <text:list text:style-name="L3">
              <text:list-header>
                <text:p text:style-name="P4"><text:span text:style-name="T8">OS</text:span><text:span text:style-name="T8">を書くためには何が必要か</text:span><text:span text:style-name="T8">?</text:span></text:p>
              </text:list-header>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3" draw:layer="layout" svg:width="25.199cm" svg:height="2.629cm" svg:x="1.4cm" svg:y="0.628cm" presentation:class="title">
          <draw:text-box>
            <text:p>1.はじめに</text:p>
          </draw:text-box>
        </draw:frame>
        <draw:frame presentation:style-name="pr4" draw:text-style-name="P6" draw:layer="layout" svg:width="25.199cm" svg:height="9.134cm" svg:x="1.4cm" svg:y="3.685cm" presentation:class="outline">
          <draw:text-box>
            <text:list text:style-name="L3">
              <text:list-item>
                <text:p text:style-name="P6"><text:span text:style-name="T9">答え</text:span><text:span text:style-name="T9">: </text:span><text:span text:style-name="T9">目的</text:span></text:p>
              </text:list-item>
              <text:list-item>
                <text:p text:style-name="P6"><text:span text:style-name="T9">だけどほとんどのプログラミングの本は…</text:span></text:p>
              </text:list-item>
              <text:list-item>
                <text:p text:style-name="P6"><text:span text:style-name="T9">本が提供するのは道具。</text:span></text:p>
                <text:list>
                  <text:list-item>
                    <text:p><text:span text:style-name="T7">でも読者が期待しているのは著者の目的かもしれない。</text:span></text:p>
                  </text:list-item>
                </text:list>
              </text:list-item>
              <text:list-item>
                <text:p><text:span text:style-name="T9">もちろん、これには事情がある。</text:span></text:p>
                <text:list>
                  <text:list-item>
                    <text:p><text:span text:style-name="T7">目的を与えることは内心への侵入。それはできない。</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3" draw:layer="layout" svg:width="25.199cm" svg:height="2.629cm" svg:x="1.4cm" svg:y="0.628cm" presentation:class="title">
          <draw:text-box>
            <text:p>1.はじめに</text:p>
          </draw:text-box>
        </draw:frame>
        <draw:frame presentation:style-name="pr4" draw:text-style-name="P7" draw:layer="layout" svg:width="25.199cm" svg:height="2.5cm" svg:x="1.4cm" svg:y="6.5cm" presentation:class="outline" presentation:user-transformed="true">
          <draw:text-box>
            <text:p text:style-name="P7"><text:span text:style-name="T9">そもそも、今日の</text:span><text:span text:style-name="T9">OS</text:span><text:span text:style-name="T9">に不満を持つことは贅沢なのか</text:span><text:span text:style-name="T9">?</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3" draw:layer="layout" svg:width="25.199cm" svg:height="2.629cm" svg:x="1.4cm" svg:y="0.628cm" presentation:class="title" presentation:user-transformed="true">
          <draw:text-box>
            <text:p>2.全てのプログラミングは難しい</text:p>
          </draw:text-box>
        </draw:frame>
        <draw:frame presentation:style-name="pr4" draw:text-style-name="P8" draw:layer="layout" svg:width="25.199cm" svg:height="9.134cm" svg:x="1.4cm" svg:y="3.685cm" presentation:class="outline">
          <draw:text-box>
            <text:list text:style-name="L3">
              <text:list-item>
                <text:p text:style-name="P8"><text:span text:style-name="T6">❌</text:span><text:span text:style-name="T6">OS</text:span><text:span text:style-name="T6">作りは難しい⭕️全てのプログラミングは難しい</text:span></text:p>
                <text:list>
                  <text:list-item>
                    <text:p><text:span text:style-name="T6">1(1bit)+1=2(0b10,2bit)</text:span></text:p>
                  </text:list-item>
                  <text:list-item>
                    <text:p><text:span text:style-name="T6">0 = 0b0000...0000 -1 = 0b1111...1111</text:span></text:p>
                  </text:list-item>
                  <text:list-item>
                    <text:p><text:span text:style-name="T6">0 = </text:span><text:span text:style-name="T6">成功</text:span><text:span text:style-name="T6">?</text:span><text:span text:style-name="T6">失敗</text:span><text:span text:style-name="T6">?, 0=Null</text:span><text:span text:style-name="T6">文字</text:span><text:span text:style-name="T6">=</text:span><text:span text:style-name="T6">文字列の終端</text:span></text:p>
                  </text:list-item>
                </text:list>
              </text:list-item>
              <text:list-item>
                <text:p><text:span text:style-name="T6">初歩からしてこれ。</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3" draw:layer="layout" svg:width="25.199cm" svg:height="2.629cm" svg:x="1.4cm" svg:y="0.628cm" presentation:class="title">
          <draw:text-box>
            <text:p text:style-name="P9">2.全てのプログラミングは難しい</text:p>
          </draw:text-box>
        </draw:frame>
        <draw:frame presentation:style-name="pr4" draw:layer="layout" svg:width="25.199cm" svg:height="9.134cm" svg:x="1.4cm" svg:y="3.685cm" presentation:class="outline">
          <draw:text-box>
            <text:list text:style-name="L3">
              <text:list-item>
                <text:p>気にしなくてもいいのはOSでも言語の改良でもなく、「アプリ」</text:p>
              </text:list-item>
              <text:list-item>
                <text:p>確かにOSはハードウェアを抽象化する。でもOSで動くアプリ「以外」のプログラムを書くと…</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3" draw:layer="layout" svg:width="25.199cm" svg:height="2.629cm" svg:x="1.4cm" svg:y="0.628cm" presentation:class="title">
          <draw:text-box>
            <text:p text:style-name="P9">2.全てのプログラミングは難しい</text:p>
          </draw:text-box>
        </draw:frame>
        <draw:frame presentation:style-name="pr4" draw:text-style-name="P8" draw:layer="layout" svg:width="25.199cm" svg:height="9.134cm" svg:x="1.4cm" svg:y="3.685cm" presentation:class="outline">
          <draw:text-box>
            <text:list text:style-name="L3">
              <text:list-item>
                <text:p text:style-name="P8"><text:span text:style-name="T6">ほとんどの</text:span><text:span text:style-name="T6">OS</text:span><text:span text:style-name="T6">の説明は「アプリ」前提である</text:span></text:p>
                <text:list>
                  <text:list-item>
                    <text:p><text:span text:style-name="T9">作るのは簡単</text:span></text:p>
                  </text:list-item>
                  <text:list-item>
                    <text:p><text:span text:style-name="T9">(</text:span><text:span text:style-name="T9">アプリとして振る舞うなら</text:span><text:span text:style-name="T9">)</text:span><text:span text:style-name="T9">ハードへのアクセスも簡単</text:span></text:p>
                  </text:list-item>
                  <text:list-item>
                    <text:p><text:span text:style-name="T9">独立した商品としてブランド化できる。</text:span></text:p>
                  </text:list-item>
                </text:list>
              </text:list-item>
              <text:list-item>
                <text:p><text:span text:style-name="T9">対案</text:span><text:span text:style-name="T9">: </text:span><text:span text:style-name="T9">書類指向</text:span></text:p>
                <text:list>
                  <text:list-item>
                    <text:p><text:span text:style-name="T9">アプリの代わりに「部品」エディタを提供</text:span></text:p>
                    <text:list>
                      <text:list-item>
                        <text:p><text:span text:style-name="T1">参考</text:span><text:span text:style-name="T1">:(https://juangotoh.hatenablog.com/entry/2016/06/25/141840)</text:span></text:p>
                      </text:list-item>
                    </text:list>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3" draw:layer="layout" svg:width="25.199cm" svg:height="2.629cm" svg:x="1.4cm" svg:y="0.628cm" presentation:class="title">
          <draw:text-box>
            <text:p>3.エミュレータ</text:p>
          </draw:text-box>
        </draw:frame>
        <draw:frame presentation:style-name="pr4" draw:text-style-name="P8" draw:layer="layout" svg:width="25.199cm" svg:height="9.134cm" svg:x="1.4cm" svg:y="3.685cm" presentation:class="outline">
          <draw:text-box>
            <text:list text:style-name="L3">
              <text:list-item>
                <text:p text:style-name="P8"><text:span text:style-name="T6">ここから知識</text:span></text:p>
              </text:list-item>
              <text:list-item>
                <text:p text:style-name="P8"><text:span text:style-name="T6">代表的なエミュレータ</text:span><text:span text:style-name="T6">qemu</text:span></text:p>
                <text:list>
                  <text:list-item>
                    <text:p><text:span text:style-name="T2">確かに</text:span><text:span text:style-name="T2">Linux</text:span><text:span text:style-name="T2">ディストロ作ってた時お世話になった</text:span></text:p>
                  </text:list-item>
                  <text:list-item>
                    <text:p><text:span text:style-name="T2">VGA</text:span><text:span text:style-name="T2">アセンブリでも使った、けど…</text:span></text:p>
                  </text:list-item>
                </text:list>
              </text:list-item>
              <text:list-item>
                <text:p><text:span text:style-name="T2">qemu</text:span><text:span text:style-name="T2">はあくまでちゃんとした</text:span><text:span text:style-name="T2">OS</text:span><text:span text:style-name="T2">を想定している。</text:span></text:p>
              </text:list-item>
              <text:list-item>
                <text:p><text:span text:style-name="T2">ならば、自作しよう。</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frame presentation:style-name="pr3" draw:layer="layout" svg:width="25.199cm" svg:height="2.629cm" svg:x="1.4cm" svg:y="0.628cm" presentation:class="title" presentation:user-transformed="true">
          <draw:text-box>
            <text:p text:style-name="P9">3.エミュレータ</text:p>
          </draw:text-box>
        </draw:frame>
        <draw:frame presentation:style-name="pr4" draw:text-style-name="P10" draw:layer="layout" svg:width="25.199cm" svg:height="9.134cm" svg:x="1.4cm" svg:y="3.685cm" presentation:class="outline">
          <draw:text-box>
            <text:list text:style-name="L3">
              <text:list-item>
                <text:p text:style-name="P10"><text:span text:style-name="T7">最初の認識</text:span><text:span text:style-name="T7">=</text:span><text:span text:style-name="T7">命令セットを処理できればエミュじゃね</text:span><text:span text:style-name="T7">?→</text:span><text:span text:style-name="T7">まちがい</text:span></text:p>
                <text:list>
                  <text:list-item>
                    <text:p><text:span text:style-name="T7">時間の概念が抜けていた。</text:span></text:p>
                  </text:list-item>
                  <text:list-item>
                    <text:p><text:span text:style-name="T7">もしホスト</text:span><text:span text:style-name="T7">CPU</text:span><text:span text:style-name="T7">から時間を借りるやり方</text:span><text:span text:style-name="T7">(</text:span><text:span text:style-name="T7">パフォーマンスカウンタなど</text:span><text:span text:style-name="T7">)</text:span><text:span text:style-name="T7">を学んでいれば、もっと早く進めていたかもしれない</text:span></text:p>
                  </text:list-item>
                </text:list>
              </text:list-item>
              <text:list-item>
                <text:p><text:span text:style-name="T7">ユーザーが感じる時間</text:span><text:span text:style-name="T7">=</text:span><text:span text:style-name="T7">フレームレート</text:span></text:p>
                <text:list>
                  <text:list-item>
                    <text:p><text:span text:style-name="T7">60fps(16ms,</text:span><text:span text:style-name="T7">毎分</text:span><text:span text:style-name="T7">3600</text:span><text:span text:style-name="T7">枚</text:span><text:span text:style-name="T7">)</text:span></text:p>
                  </text:list-item>
                  <text:list-item>
                    <text:p><text:span text:style-name="T7">マジックナンバー</text:span><text:span text:style-name="T7">(24,30,50)</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draw:frame presentation:style-name="pr3" draw:layer="layout" svg:width="25.199cm" svg:height="2.629cm" svg:x="1.4cm" svg:y="0.628cm" presentation:class="title">
          <draw:text-box>
            <text:p>4.言語</text:p>
          </draw:text-box>
        </draw:frame>
        <draw:frame presentation:style-name="pr5" draw:text-style-name="P8" draw:layer="layout" svg:width="25.199cm" svg:height="9.134cm" svg:x="1.4cm" svg:y="3.685cm" presentation:class="outline" presentation:user-transformed="true">
          <draw:text-box>
            <text:list text:style-name="L3">
              <text:list-item>
                <text:p text:style-name="P8"><text:span text:style-name="T6">C</text:span><text:span text:style-name="T6">は好きだ。でも…</text:span></text:p>
                <text:list>
                  <text:list-item>
                    <text:p><text:span text:style-name="T2">スタックフレームが気に入らない</text:span></text:p>
                  </text:list-item>
                  <text:list-item>
                    <text:p><text:span text:style-name="T2">コンパイラはアプリを吐き出す</text:span><text:span text:style-name="T2">(</text:span><text:span text:style-name="T2">参考</text:span><text:span text:style-name="T2">: </text:span><text:span text:style-name="T2">スタンドアローンモードオブション</text:span><text:span text:style-name="T2">)</text:span></text:p>
                  </text:list-item>
                </text:list>
              </text:list-item>
              <text:list-item>
                <text:p><text:span text:style-name="T2">Forth(</text:span><text:span text:style-name="T2">スタックで処理する</text:span><text:span text:style-name="T2">)</text:span><text:span text:style-name="T2">に影響された</text:span></text:p>
                <text:list>
                  <text:list-item>
                    <text:p><text:span text:style-name="T2">特にアセンブリでどう書かれるかが解説されていてわかりやすかった。</text:span></text:p>
                  </text:list-item>
                  <text:list-item>
                    <text:p><text:span text:style-name="T2">C</text:span><text:span text:style-name="T2">言語の解説って、どこか抽象的なんだよね。</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draw:frame presentation:style-name="pr3" draw:layer="layout" svg:width="25.199cm" svg:height="2.629cm" svg:x="1.4cm" svg:y="0.628cm" presentation:class="title" presentation:user-transformed="true">
          <draw:text-box>
            <text:p>5.命令セット</text:p>
          </draw:text-box>
        </draw:frame>
        <draw:frame presentation:style-name="pr4" draw:text-style-name="P8" draw:layer="layout" svg:width="25.199cm" svg:height="9.134cm" svg:x="1.4cm" svg:y="3.685cm" presentation:class="outline">
          <draw:text-box>
            <text:list text:style-name="L3">
              <text:list-item>
                <text:p text:style-name="P8"><text:span text:style-name="T6">できれば命令セットも自分で作りたかった</text:span></text:p>
                <text:list>
                  <text:list-item>
                    <text:p><text:span text:style-name="T2">正直言えば</text:span><text:span text:style-name="T2">CPU</text:span><text:span text:style-name="T2">の自作に興味をもった</text:span></text:p>
                  </text:list-item>
                </text:list>
              </text:list-item>
              <text:list-item>
                <text:p><text:span text:style-name="T2">影響を受けた命令セット</text:span></text:p>
                <text:list>
                  <text:list-item>
                    <text:p><text:span text:style-name="T2">HP</text:span><text:span text:style-name="T2">の</text:span><text:span text:style-name="T2">RPN</text:span><text:span text:style-name="T2">電卓</text:span><text:span text:style-name="T2">(X,Y,Z,T</text:span><text:span text:style-name="T2">の</text:span><text:span text:style-name="T2">4</text:span><text:span text:style-name="T2">つのレジスタ</text:span><text:span text:style-name="T2">)</text:span></text:p>
                  </text:list-item>
                  <text:list-item>
                    <text:p><text:span text:style-name="T2">TX-0,PDP-8(</text:span><text:span text:style-name="T2">前者は</text:span><text:span text:style-name="T2">OPR</text:span><text:span text:style-name="T2">命令、後者は</text:span><text:span text:style-name="T2">3bit</text:span><text:span text:style-name="T2">幅オペランド</text:span><text:span text:style-name="T2">)</text:span></text:p>
                  </text:list-item>
                  <text:list-item>
                    <text:p><text:span text:style-name="T2">OISC(Y</text:span><text:span text:style-name="T2">から</text:span><text:span text:style-name="T2">X</text:span><text:span text:style-name="T2">を引いて、それが</text:span><text:span text:style-name="T2">0</text:span><text:span text:style-name="T2">より小さかったら分岐する命令で全てがうまくいく</text:span><text:span text:style-name="T2">)</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draw:frame presentation:style-name="pr3" draw:layer="layout" svg:width="25.199cm" svg:height="2.629cm" svg:x="1.4cm" svg:y="0.628cm" presentation:class="title">
          <draw:text-box>
            <text:p text:style-name="P9">5.命令セット</text:p>
          </draw:text-box>
        </draw:frame>
        <draw:frame presentation:style-name="pr4" draw:layer="layout" svg:width="25.199cm" svg:height="9.134cm" svg:x="1.4cm" svg:y="3.685cm" presentation:class="outline">
          <draw:text-box>
            <text:list text:style-name="L3">
              <text:list-item>
                <text:p>問題点</text:p>
                <text:list>
                  <text:list-item>
                    <text:p>3オペランド命令と0オペランド命令の混在</text:p>
                    <text:list>
                      <text:list-item>
                        <text:p>一言にRISCと言っても、様々な哲学のごちゃ混ぜ</text:p>
                      </text:list-item>
                      <text:list-item>
                        <text:p>この問題は解決の見込みが立った(後述)</text:p>
                      </text:list-item>
                    </text:list>
                  </text:list-item>
                </text:list>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draw:frame presentation:style-name="pr3" draw:layer="layout" svg:width="25.199cm" svg:height="2.629cm" svg:x="1.4cm" svg:y="0.628cm" presentation:class="title">
          <draw:text-box>
            <text:p>6. コントロールユニット</text:p>
          </draw:text-box>
        </draw:frame>
        <draw:frame presentation:style-name="pr4" draw:layer="layout" svg:width="25.199cm" svg:height="9.134cm" svg:x="1.4cm" svg:y="3.685cm" presentation:class="outline">
          <draw:text-box>
            <text:list text:style-name="L3">
              <text:list-item>
                <text:p>ALUとCUに分ける</text:p>
                <text:list>
                  <text:list-item>
                    <text:p><text:span text:style-name="T2">当時レジスタと命令セットという漠然とした認識があった</text:span></text:p>
                  </text:list-item>
                  <text:list-item>
                    <text:p><text:span text:style-name="T2">途中で</text:span><text:span text:style-name="T2">ALU</text:span><text:span text:style-name="T2">の処理が複雑だとわかり、</text:span><text:span text:style-name="T2">ALU</text:span><text:span text:style-name="T2">を別設計することにした</text:span><text:span text:style-name="T2">(</text:span><text:span text:style-name="T2">後述</text:span><text:span text:style-name="T2">)</text:span></text:p>
                  </text:list-item>
                  <text:list-item>
                    <text:p><text:span text:style-name="T2">ここで時間の概念に気づき、</text:span><text:span text:style-name="T2">CU</text:span><text:span text:style-name="T2">にその管理をすることに</text:span></text:p>
                    <text:list>
                      <text:list-item>
                        <text:p><text:span text:style-name="T2">ゲームエンジン関係を学んでいた。</text:span></text:p>
                      </text:list-item>
                    </text:list>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draw:frame presentation:style-name="pr3" draw:layer="layout" svg:width="25.199cm" svg:height="2.629cm" svg:x="1.4cm" svg:y="0.628cm" presentation:class="title">
          <draw:text-box>
            <text:p>7. 中間表現</text:p>
          </draw:text-box>
        </draw:frame>
        <draw:frame presentation:style-name="pr4" draw:layer="layout" svg:width="25.199cm" svg:height="9.134cm" svg:x="1.4cm" svg:y="3.685cm" presentation:class="outline" presentation:user-transformed="true">
          <draw:text-box>
            <text:list text:style-name="L3">
              <text:list-item>
                <text:p>ALUを設計するにあたって、これで中間表現が作れるのではと思った。</text:p>
                <text:list>
                  <text:list-item>
                    <text:p>LLVM IRって簡易的なISAだよな…</text:p>
                  </text:list-item>
                  <text:list-item>
                    <text:p>もしかしたら0オペランドシステムの中の3オペランドみたいなことが実現できるかも。</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draw:frame presentation:style-name="pr3" draw:text-style-name="P3" draw:layer="layout" svg:width="25.199cm" svg:height="2.629cm" svg:x="1.4cm" svg:y="0.628cm" presentation:class="title" presentation:user-transformed="true">
          <draw:text-box>
            <text:p text:style-name="P3"><text:span text:style-name="T3">8.</text:span><text:span text:style-name="T3">作るにあたって「学ばなかった」もの</text:span></text:p>
          </draw:text-box>
        </draw:frame>
        <draw:frame presentation:style-name="pr4" draw:layer="layout" svg:width="25.199cm" svg:height="9.134cm" svg:x="1.4cm" svg:y="3.685cm" presentation:class="outline" presentation:user-transformed="true">
          <draw:text-box>
            <text:list text:style-name="L3">
              <text:list-item>
                <text:p>1. データ構造</text:p>
                <text:list>
                  <text:list-item>
                    <text:p>OSの解説本にはバッファ、キューをはじめとしてデータ構造が網羅されている</text:p>
                  </text:list-item>
                  <text:list-item>
                    <text:p>コンパイラの本(ドラゴンの本)にも似たような印象</text:p>
                    <text:list>
                      <text:list-item>
                        <text:p>結局、問題への解決策が出るまで、それらは学ばないようにした。</text:p>
                      </text:list-item>
                    </text:list>
                  </text:list-item>
                </text:list>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draw:frame presentation:style-name="pr3" draw:layer="layout" svg:width="25.199cm" svg:height="2.629cm" svg:x="1.4cm" svg:y="0.628cm" presentation:class="title">
          <draw:text-box>
            <text:p text:style-name="P9"><text:span text:style-name="T3">8.</text:span><text:span text:style-name="T3">作るにあたって「学ばなかった」もの</text:span></text:p>
          </draw:text-box>
        </draw:frame>
        <draw:frame presentation:style-name="pr4" draw:layer="layout" svg:width="25.199cm" svg:height="9.134cm" svg:x="1.4cm" svg:y="3.685cm" presentation:class="outline" presentation:user-transformed="true">
          <draw:text-box>
            <text:list text:style-name="L3">
              <text:list-item>
                <text:p>2. ファイルシステム</text:p>
                <text:list>
                  <text:list-item>
                    <text:p><text:span text:style-name="T2">ファイルそのものに懐疑的</text:span><text:span text:style-name="T2">(Plan9</text:span><text:span text:style-name="T2">は好き</text:span><text:span text:style-name="T2">)</text:span></text:p>
                  </text:list-item>
                  <text:list-item>
                    <text:p><text:span text:style-name="T2">一応</text:span><text:span text:style-name="T2">FAT</text:span><text:span text:style-name="T2">の構造は読み解いた。</text:span></text:p>
                  </text:list-item>
                  <text:list-item>
                    <text:p><text:span text:style-name="T2">Forth</text:span><text:span text:style-name="T2">にはページという固定長のデータ構造がある</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draw:frame presentation:style-name="pr3" draw:layer="layout" svg:width="25.199cm" svg:height="2.629cm" svg:x="1.4cm" svg:y="0.628cm" presentation:class="title" presentation:user-transformed="true">
          <draw:text-box>
            <text:p text:style-name="P9"><text:span text:style-name="T3">8.</text:span><text:span text:style-name="T3">作るにあたって「学ばなかった」もの</text:span></text:p>
          </draw:text-box>
        </draw:frame>
        <draw:frame presentation:style-name="pr4" draw:layer="layout" svg:width="25.199cm" svg:height="9.134cm" svg:x="1.4cm" svg:y="3.685cm" presentation:class="outline">
          <draw:text-box>
            <text:list text:style-name="L3">
              <text:list-item>
                <text:p>3. コンパイラ</text:p>
                <text:list>
                  <text:list-item>
                    <text:p>アルゴリズムとデータ構造の山</text:p>
                  </text:list-item>
                  <text:list-item>
                    <text:p>私の目的に対する手段としては重すぎる。</text:p>
                    <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draw:frame presentation:style-name="pr3" draw:layer="layout" svg:width="25.199cm" svg:height="2.629cm" svg:x="1.4cm" svg:y="0.628cm" presentation:class="title">
          <draw:text-box>
            <text:p text:style-name="P9"><text:span text:style-name="T3">8.</text:span><text:span text:style-name="T3">作るにあたって「学ばなかった」もの</text:span></text:p>
          </draw:text-box>
        </draw:frame>
        <draw:frame presentation:style-name="pr4" draw:layer="layout" svg:width="25.199cm" svg:height="9.134cm" svg:x="1.4cm" svg:y="3.685cm" presentation:class="outline">
          <draw:text-box>
            <text:list text:style-name="L3">
              <text:list-item>
                <text:p>4. スタックフレーム</text:p>
                <text:list>
                  <text:list-item>
                    <text:p>再帰を実現する有名な方法</text:p>
                  </text:list-item>
                  <text:list-item>
                    <text:p>結局、可変長データ</text:p>
                  </text:list-item>
                  <text:list-item>
                    <text:p>なんとなく嫌い…</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draw:frame presentation:style-name="pr3" draw:layer="layout" svg:width="25.199cm" svg:height="2.629cm" svg:x="1.4cm" svg:y="0.628cm" presentation:class="title" presentation:user-transformed="true">
          <draw:text-box>
            <text:p>9. これからやりたい事(高レイヤ)</text:p>
          </draw:text-box>
        </draw:frame>
        <draw:frame presentation:style-name="pr4" draw:layer="layout" svg:width="25.199cm" svg:height="9.134cm" svg:x="1.4cm" svg:y="3.685cm" presentation:class="outline" presentation:user-transformed="true">
          <draw:text-box>
            <text:list text:style-name="L3">
              <text:list-item>
                <text:p>パッケージマネージャ</text:p>
                <text:list>
                  <text:list-item>
                    <text:p>わざわざバイナリをメンテナするより、リンク集やフィードのような形のパッケージマネージャが会ってもいいのでは?</text:p>
                  </text:list-item>
                </text:list>
              </text:list-item>
              <text:list-item>
                <text:p>ジョブコントロール</text:p>
                <text:list>
                  <text:list-item>
                    <text:p>rcは好き。でもUnixもそうだがジョブコントロールはたくさんありすぎ(at,cron)</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体" svg:font-family="游ゴシック体" style:font-family-generic="system" style:font-pitch="variable"/>
    <style:font-face style:name="游明朝体" svg:font-family="游明朝体" style:font-family-generic="roman" style:font-pitch="variable"/>
    <style:font-face style:name="游明朝体1" svg:font-family="游明朝体"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体" fo:font-size="24pt" fo:language="en" fo:country="US" style:font-name-asian="游明朝体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体" style:font-family-asian="游ゴシック体"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体" style:font-family-asian="游ゴシック体"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体" style:font-family-asian="游ゴシック体"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体" style:font-family-asian="游ゴシック体"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体" style:font-family-asian="游ゴシック体"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標準-backgroundobjects">
      <style:graphic-properties draw:stroke="none" draw:fill="none" draw:fill-color="#ffffff" draw:auto-grow-height="false" fo:min-height="1.086cm" loext:decorative="false"/>
      <style:paragraph-properties style:writing-mode="lr-tb"/>
    </style:style>
    <style:style style:name="Mpr2" style:family="presentation" style:parent-style-name="標準-backgroundobjects">
      <style:graphic-properties draw:stroke="none" draw:fill="none" draw:fill-color="#ffffff" draw:auto-grow-height="false" fo:min-height="1.485cm" loext:decorative="false"/>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標準"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番号&gt;</text:page-number></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08:37:18.911165567</meta:creation-date>
    <dc:date>2023-09-23T15:02:06.379852926</dc:date>
    <meta:editing-duration>PT6H24M43S</meta:editing-duration>
    <meta:editing-cycles>11</meta:editing-cycles>
    <meta:generator>LibreOffice/7.6.1.2$MacOSX_AARCH64 LibreOffice_project/f5defcebd022c5bc36bbb79be232cb6926d8f674</meta:generator>
    <meta:document-statistic meta:object-count="124"/>
  </office:meta>
</office:document-meta>
</file>